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acfaf" officeooo:paragraph-rsid="001acfaf"/>
    </style:style>
    <style:style style:name="P3" style:family="paragraph" style:parent-style-name="Text_20_body" style:list-style-name="L1">
      <style:text-properties officeooo:rsid="001eea14" officeooo:paragraph-rsid="001eea14"/>
    </style:style>
    <style:style style:name="P4" style:family="paragraph" style:parent-style-name="Text_20_body" style:list-style-name="L1">
      <style:text-properties officeooo:rsid="00216922" officeooo:paragraph-rsid="00216922"/>
    </style:style>
    <style:style style:name="P5" style:family="paragraph" style:parent-style-name="Text_20_body" style:list-style-name="L1">
      <style:text-properties officeooo:rsid="002328ff" officeooo:paragraph-rsid="002328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arison of plandriven and agile SOE proces</text:p>
      <text:list xml:id="list1762063676" text:style-name="L1">
        <text:list-item>
          <text:p text:style-name="P1">What is the difference between plandriven and agile?</text:p>
          <text:list>
            <text:list-item>
              <text:p text:style-name="P2">In plandriven you plan everything in the start of the product and do not go back and change in the requriments. In the agile you run in timeslots of 2-6 weeks and in the end all code should work be ready for delivery. In the start you look over the requriments again.</text:p>
            </text:list-item>
          </text:list>
        </text:list-item>
        <text:list-item>
          <text:p text:style-name="P1">How does Böhm/Turner define primary factors?</text:p>
          <text:list>
            <text:list-item>
              <text:p text:style-name="P1">Application (small, rapid change, turbulent environemnet)</text:p>
            </text:list-item>
            <text:list-item>
              <text:p text:style-name="P1">Management (onsite, qualitative control, tacit knowledge)</text:p>
            </text:list-item>
            <text:list-item>
              <text:p text:style-name="P1">Technical (Prioritized informal requirements, simple design,</text:p>
            </text:list-item>
            <text:list-item>
              <text:p text:style-name="P1">People (Cochkburn L2 and L3 developers)</text:p>
            </text:list-item>
          </text:list>
        </text:list-item>
        <text:list-item>
          <text:p text:style-name="P1">Why do requirements change?</text:p>
          <text:list>
            <text:list-item>
              <text:p text:style-name="P1">Business, technology, learning from use</text:p>
            </text:list-item>
          </text:list>
        </text:list-item>
        <text:list-item>
          <text:p text:style-name="P1">How can you manage requirements and changes to requirements</text:p>
          <text:list>
            <text:list-item>
              <text:p text:style-name="P1">Change process, analysis of impact</text:p>
            </text:list-item>
          </text:list>
        </text:list-item>
        <text:list-item>
          <text:p text:style-name="P1">What is continuous integration and how does it relate to agile?</text:p>
          <text:list>
            <text:list-item>
              <text:p text:style-name="P1">involves producing a clean build of the system several times per day</text:p>
            </text:list-item>
            <text:list-item>
              <text:p text:style-name="P3">In the agile model you often build the project to make sure it works</text:p>
            </text:list-item>
          </text:list>
        </text:list-item>
        <text:list-item>
          <text:p text:style-name="P1">Prototype development</text:p>
          <text:list>
            <text:list-item>
              <text:p text:style-name="P4">Can be used to create requriments when working with the client, so they can see how the product is going to be.</text:p>
            </text:list-item>
            <text:list-item>
              <text:p text:style-name="P4">This can be everything from a quick drawing to a close to finished product.</text:p>
            </text:list-item>
            <text:list-item>
              <text:p text:style-name="P4">Prototypes is a little wired since the product at the end of every timeslot is a finished product which should be ready for delivery which could be seen as a prototype.</text:p>
            </text:list-item>
          </text:list>
        </text:list-item>
        <text:list-item>
          <text:p text:style-name="P1">Agile</text:p>
          <text:list>
            <text:list-item>
              <text:p text:style-name="P1">XP practices</text:p>
              <text:list>
                <text:list-item>
                  <text:p text:style-name="P5">Pair programming</text:p>
                </text:list-item>
                <text:list-item>
                  <text:p text:style-name="P5">planning game</text:p>
                </text:list-item>
                <text:list-item>
                  <text:p text:style-name="P5">TDD</text:p>
                </text:list-item>
              </text:list>
            </text:list-item>
            <text:list-item>
              <text:p text:style-name="P1"><text:soft-page-break/>Scrum roles</text:p>
              <text:list>
                <text:list-item>
                  <text:p text:style-name="P1">Product Owner</text:p>
                </text:list-item>
                <text:list-item>
                  <text:p text:style-name="P1">ScrumMaster</text:p>
                </text:list-item>
                <text:list-item>
                  <text:p text:style-name="P1">Development Team</text:p>
                </text:list-item>
              </text:list>
            </text:list-item>
            <text:list-item>
              <text:p text:style-name="P1">Practices</text:p>
              <text:list>
                <text:list-item>
                  <text:p text:style-name="P1">collaborative</text:p>
                </text:list-item>
                <text:list-item>
                  <text:p text:style-name="P1">Open communication</text:p>
                </text:list-item>
                <text:list-item>
                  <text:p text:style-name="P1">adaptation</text:p>
                </text:list-item>
                <text:list-item>
                  <text:p text:style-name="P1">trust</text:p>
                </text:list-item>
                <text:list-item>
                  <text:p text:style-name="P1">Sprint Planning+Daily Scrum+Sprint Review+Sprint Retrospective,+Baclog refinement</text:p>
                </text:list-item>
              </text:list>
            </text:list-item>
            <text:list-item>
              <text:p text:style-name="P1">Assets</text:p>
              <text:list>
                <text:list-item>
                  <text:p text:style-name="P1">Product Burndown+Sprint Burndown+Scrum board</text:p>
                </text:list-item>
              </text:list>
            </text:list-item>
            <text:list-item>
              <text:p text:style-name="P1">Home grounds</text:p>
              <text:list>
                <text:list-item>
                  <text:p text:style-name="P1"><text:s text:c="4"/>Low criticality</text:p>
                </text:list-item>
                <text:list-item>
                  <text:p text:style-name="P1"><text:s text:c="4"/>Senior developers</text:p>
                </text:list-item>
                <text:list-item>
                  <text:p text:style-name="P1"><text:s text:c="4"/>Requirements change often</text:p>
                </text:list-item>
                <text:list-item>
                  <text:p text:style-name="P1"><text:s text:c="4"/>Small number of developers</text:p>
                </text:list-item>
                <text:list-item>
                  <text:p text:style-name="P1"><text:s text:c="4"/>Culture that thrives on chaos</text:p>
                </text:list-item>
              </text:list>
            </text:list-item>
          </text:list>
        </text:list-item>
        <text:list-item>
          <text:p text:style-name="P1">Plandriven counterparts</text:p>
          <text:list>
            <text:list-item>
              <text:p text:style-name="P1">Lots of roles incl. Managers and specialists, knowledge sharing through documentation, Project Plan, Gant char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1:25:57.231602445</meta:creation-date>
    <dc:date>2019-01-06T12:16:25.544861019</dc:date>
    <meta:editing-duration>PT49M41S</meta:editing-duration>
    <meta:editing-cycles>14</meta:editing-cycles>
    <meta:generator>LibreOffice/6.1.4.2$Linux_X86_64 LibreOffice_project/10$Build-2</meta:generator>
    <meta:document-statistic meta:table-count="0" meta:image-count="0" meta:object-count="0" meta:page-count="2" meta:paragraph-count="44" meta:word-count="336" meta:character-count="1961" meta:non-whitespace-character-count="1692"/>
  </office:meta>
</office:document-meta>
</file>